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 fo:background-color="transparent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10.5pt" fo:letter-spacing="normal" fo:font-style="normal" fo:font-weight="normal" fo:background-color="transparent"/>
    </style:style>
    <style:style style:name="P8" style:family="paragraph" style:parent-style-name="Horizontal_20_Line">
      <style:text-properties fo:background-color="transparent"/>
    </style:style>
    <style:style style:name="P9" style:family="paragraph" style:parent-style-name="Preformatted_20_Text" style:list-style-name="L1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style:font-name="system-ui" fo:font-size="9pt" fo:letter-spacing="normal" fo:font-style="normal" fo:font-weight="normal" fo:background-color="transparent" loext:padding="0cm" loext:border="none"/>
    </style:style>
    <style:style style:name="P10" style:family="paragraph" style:parent-style-name="Preformatted_20_Text" style:list-style-name="L4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style:font-name="system-ui" fo:font-size="9pt" fo:letter-spacing="normal" fo:font-style="normal" fo:font-weight="normal" fo:background-color="transparent" loext:padding="0cm" loext:border="none"/>
    </style:style>
    <style:style style:name="P11" style:family="paragraph" style:parent-style-name="Preformatted_20_Text" style:list-style-name="L8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style:font-name="system-ui" fo:font-size="9pt" fo:letter-spacing="normal" fo:font-style="normal" fo:font-weight="normal" fo:background-color="transparent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fo:font-size="9pt" fo:letter-spacing="normal" fo:font-style="normal" fo:font-weight="normal" fo:background-color="transparent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transparent" loext:padding="0cm" loext:border="none"/>
    </style:style>
    <style:style style:name="P14" style:family="paragraph" style:parent-style-name="Preformatted_20_Text" style:list-style-name="L1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transparent" loext:padding="0cm" loext:border="none"/>
    </style:style>
    <style:style style:name="P15" style:family="paragraph" style:parent-style-name="Preformatted_20_Text" style:list-style-name="L4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transparent" loext:padding="0cm" loext:border="none"/>
    </style:style>
    <style:style style:name="P16" style:family="paragraph" style:parent-style-name="Preformatted_20_Text" style:list-style-name="L8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transparent" loext:padding="0cm" loext:border="none"/>
    </style:style>
    <style:style style:name="P17" style:family="paragraph" style:parent-style-name="Preformatted_20_Text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Preformatted_20_Text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Preformatted_20_Text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background-color="transparent"/>
    </style:style>
    <style:style style:name="P21" style:family="paragraph" style:parent-style-name="Preformatted_20_Text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background-color="transparen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background-color="transparent"/>
    </style:style>
    <style:style style:name="P23" style:family="paragraph" style:parent-style-name="Standard">
      <style:text-properties fo:background-color="transparent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 fo:background-color="transparent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 fo:background-color="transparent"/>
    </style:style>
    <style:style style:name="P3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 fo:background-color="transparent"/>
    </style:style>
    <style:style style:name="T1" style:family="text">
      <style:text-properties style:font-name="system-ui" fo:font-size="9.75pt" fo:font-style="normal" fo:font-weight="normal"/>
    </style:style>
    <style:style style:name="T2" style:family="text">
      <style:text-properties fo:font-variant="normal" fo:text-transform="none" fo:color="#333333" loext:opacity="100%" style:font-name="system-ui" fo:font-size="10.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system-ui" fo:font-size="10.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333333" loext:opacity="100%" style:font-name="system-ui" fo:font-size="10.5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system-ui" fo:font-size="9.7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333333" loext:opacity="100%" style:font-name="system-ui" fo:font-size="9.7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333333" loext:opacity="100%" style:font-name="system-ui" fo:font-size="9.75pt" fo:letter-spacing="normal" fo:font-style="normal" fo:font-weight="bold"/>
    </style:style>
    <style:style style:name="T9" style:family="text">
      <style:text-properties fo:font-variant="normal" fo:text-transform="none" fo:color="#333333" loext:opacity="100%" style:font-name="system-ui" fo:font-size="9.75pt" fo:letter-spacing="normal" fo:font-style="normal" fo:font-weight="bold" fo:background-color="transparent" loext:char-shading-value="0"/>
    </style:style>
    <style:style style:name="T10" style:family="text">
      <style:text-properties fo:font-variant="normal" fo:text-transform="none" fo:color="#333333" loext:opacity="100%" style:font-name="system-ui" fo:font-size="9.75pt" fo:letter-spacing="normal" fo:font-style="normal" fo:font-weight="bold" fo:background-color="transparent" loext:char-shading-value="0"/>
    </style:style>
    <style:style style:name="T11" style:family="text">
      <style:text-properties fo:font-variant="normal" fo:text-transform="none" fo:color="#333333" loext:opacity="100%" style:font-name="system-ui" fo:letter-spacing="normal" fo:font-style="normal" fo:font-weight="normal"/>
    </style:style>
    <style:style style:name="T12" style:family="text">
      <style:text-properties fo:font-variant="normal" fo:text-transform="none" fo:color="#333333" loext:opacity="100%" style:font-name="system-ui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333333" loext:opacity="100%" style:font-name="system-ui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3b3b3b" loext:opacity="100%" style:font-name="system-ui" fo:font-size="10.5pt" fo:letter-spacing="normal" fo:font-style="normal" fo:font-weight="normal" fo:background-color="#000000" loext:char-shading-value="0" loext:padding="0cm" loext:border="none"/>
    </style:style>
    <style:style style:name="T15" style:family="text">
      <style:text-properties fo:font-variant="normal" fo:text-transform="none" fo:color="#3b3b3b" loext:opacity="100%" style:font-name="system-ui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b3b3b" loext:opacity="100%" style:font-name="system-ui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b3b3b" loext:opacity="100%" style:font-name="system-ui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3b3b3b" loext:opacity="100%" style:font-name="system-ui" fo:font-size="9.75pt" fo:letter-spacing="normal" fo:font-style="normal" fo:font-weight="normal" fo:background-color="#000000" loext:char-shading-value="0" loext:padding="0cm" loext:border="none"/>
    </style:style>
    <style:style style:name="T19" style:family="text">
      <style:text-properties fo:font-variant="normal" fo:text-transform="none" fo:color="#3b3b3b" loext:opacity="100%" style:font-name="system-ui" fo:font-size="9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3b3b3b" loext:opacity="100%" style:font-name="system-ui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3b3b3b" loext:opacity="100%" style:font-name="system-ui" fo:font-size="9.7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b3b3b" loext:opacity="100%" style:font-name="system-ui" fo:font-size="9.75pt" fo:letter-spacing="normal" fo:font-style="normal" fo:font-weight="bold" fo:background-color="#000000" loext:char-shading-value="0" loext:padding="0cm" loext:border="none"/>
    </style:style>
    <style:style style:name="T23" style:family="text">
      <style:text-properties fo:font-variant="normal" fo:text-transform="none" fo:color="#3b3b3b" loext:opacity="100%" style:font-name="system-ui" fo:font-size="9.75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3b3b3b" loext:opacity="100%" style:font-name="system-ui" fo:font-size="9.75pt" fo:letter-spacing="normal" fo:font-style="normal" fo:font-weight="bold" fo:background-color="transparent" loext:char-shading-value="0" loext:padding="0cm" loext:border="none"/>
    </style:style>
    <style:style style:name="T25" style:family="text">
      <style:text-properties fo:font-variant="normal" fo:text-transform="none" fo:color="#3b3b3b" loext:opacity="100%" style:font-name="system-ui" fo:font-size="9.75pt" fo:letter-spacing="normal" fo:font-style="normal" fo:font-weight="bold" fo:background-color="transparent" loext:char-shading-value="0" loext:padding="0cm" loext:border="none"/>
    </style:style>
    <style:style style:name="T26" style:family="text">
      <style:text-properties fo:font-variant="normal" fo:text-transform="none" fo:color="#3b3b3b" loext:opacity="100%" style:font-name="system-ui" fo:letter-spacing="normal" fo:font-style="normal" fo:font-weight="normal" fo:background-color="#000000" loext:char-shading-value="0" loext:padding="0cm" loext:border="none"/>
    </style:style>
    <style:style style:name="T27" style:family="text">
      <style:text-properties fo:font-variant="normal" fo:text-transform="none" fo:color="#3b3b3b" loext:opacity="100%" style:font-name="system-ui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3b3b3b" loext:opacity="100%" style:font-name="system-ui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3b3b3b" loext:opacity="100%" style:font-name="system-ui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31" style:family="text">
      <style:text-properties fo:font-variant="normal" fo:text-transform="none" fo:color="#000000" loext:opacity="100%" style:font-name="Droid Sans Mono" fo:font-size="9.7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33" style:family="text">
      <style:text-properties fo:font-variant="normal" fo:text-transform="none" fo:color="#000000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000000" loext:opacity="100%" fo:letter-spacing="normal" fo:background-color="#000000" loext:char-shading-value="0" loext:padding="0cm" loext:border="none"/>
    </style:style>
    <style:style style:name="T35" style:family="text">
      <style:text-properties fo:font-variant="normal" fo:text-transform="none" fo:color="#000000" loext:opacity="100%" fo:letter-spacing="normal" loext:padding="0cm" loext:border="none"/>
    </style:style>
    <style:style style:name="T36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37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38" style:family="text">
      <style:text-properties fo:font-variant="normal" fo:text-transform="none" fo:color="#a31515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39" style:family="text">
      <style:text-properties fo:font-variant="normal" fo:text-transform="none" fo:color="#a31515" loext:opacity="100%" style:font-name="Droid Sans Mono" fo:font-size="9.7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a31515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a31515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0000ff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43" style:family="text">
      <style:text-properties fo:font-variant="normal" fo:text-transform="none" fo:color="#0000ff" loext:opacity="100%" style:font-name="Droid Sans Mono" fo:font-size="9.7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0000ff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45" style:family="text">
      <style:text-properties fo:font-variant="normal" fo:text-transform="none" fo:color="#0000ff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46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#000000" loext:char-shading-value="0" loext:padding="0cm" loext:border="none"/>
    </style:style>
    <style:style style:name="T47" style:family="text">
      <style:text-properties fo:font-variant="normal" fo:text-transform="none" fo:color="#008000" loext:opacity="100%" style:font-name="Droid Sans Mono" fo:font-size="9.75pt" fo:letter-spacing="normal" fo:font-style="italic" fo:font-weight="normal" loext:padding="0cm" loext:border="none"/>
    </style:style>
    <style:style style:name="T48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transparent" loext:char-shading-value="0" loext:padding="0cm" loext:border="none"/>
    </style:style>
    <style:style style:name="T50" style:family="text">
      <style:text-properties fo:font-variant="normal" fo:text-transform="none" fo:color="#b8d7a3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51" style:family="text">
      <style:text-properties fo:font-variant="normal" fo:text-transform="none" fo:color="#b8d7a3" loext:opacity="100%" style:font-name="Droid Sans Mono" fo:font-size="9.7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b8d7a3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53" style:family="text">
      <style:text-properties fo:font-variant="normal" fo:text-transform="none" fo:color="#b8d7a3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54" style:family="text">
      <style:text-properties fo:font-variant="normal" fo:text-transform="none" fo:color="#ff0000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55" style:family="text">
      <style:text-properties fo:font-variant="normal" fo:text-transform="none" fo:color="#ff0000" loext:opacity="100%" style:font-name="Droid Sans Mono" fo:font-size="9.7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ff0000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57" style:family="text">
      <style:text-properties fo:font-variant="normal" fo:text-transform="none" fo:color="#ff0000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58" style:family="text">
      <style:text-properties fo:font-variant="normal" fo:text-transform="none" fo:color="#00b0e8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59" style:family="text">
      <style:text-properties fo:font-variant="normal" fo:text-transform="none" fo:color="#00b0e8" loext:opacity="100%" style:font-name="Droid Sans Mono" fo:font-size="9.7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00b0e8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61" style:family="text">
      <style:text-properties fo:font-variant="normal" fo:text-transform="none" fo:color="#00b0e8" loext:opacity="100%" style:font-name="Droid Sans Mono" fo:font-size="9.75pt" fo:letter-spacing="normal" fo:font-style="normal" fo:font-weight="normal" fo:background-color="transparent" loext:char-shading-value="0" loext:padding="0cm" loext:border="none"/>
    </style:style>
    <style:style style:name="T62" style:family="text">
      <style:text-properties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4">Название проекта: </text:span><text:span text:style-name="Source_20_Text"><text:span text:style-name="T17">NavControlSystem</text:span></text:span></text:h>
      <text:p text:style-name="P32">Проект будет организован как монорепозиторий, содержащий все микросервисы и общие библиотеки в одном репозитории Git. Это упрощает управление зависимостями и версионированием между сервисами.</text:p>
      <text:h text:style-name="P7" text:outline-level="3">Общая структура проекта</text:h>
      <text:p text:style-name="P13"> <text:span text:style-name="T62">Copy Insert Export</text:span></text:p>
      <text:p text:style-name="P3"><text:span text:style-name="Source_20_Text"><text:span text:style-name="T33">NavControlSystem/</text:span></text:span></text:p>
      <text:p text:style-name="P3"><text:span text:style-name="Source_20_Text"><text:span text:style-name="T37">├── </text:span></text:span><text:span text:style-name="Source_20_Text"><text:span text:style-name="T33">.github/ <text:s text:c="17"/># CI/CD пайплайны (например, GitHub Actions)</text:span></text:span></text:p>
      <text:p text:style-name="P3"><text:span text:style-name="Source_20_Text"><text:span text:style-name="T37">│ <text:s text:c="2"/>└── </text:span></text:span><text:span text:style-name="Source_20_Text"><text:span text:style-name="T33">workflows/</text:span></text:span></text:p>
      <text:p text:style-name="P3"><text:span text:style-name="Source_20_Text"><text:span text:style-name="T37">│ <text:s text:c="6"/>└── </text:span></text:span><text:span text:style-name="Source_20_Text"><text:span text:style-name="T33">main.yml</text:span></text:span></text:p>
      <text:p text:style-name="P3"><text:span text:style-name="Source_20_Text"><text:span text:style-name="T37">├── </text:span></text:span><text:span text:style-name="Source_20_Text"><text:span text:style-name="T33">proto/ <text:s text:c="19"/># Единый .proto файл для всех gRPC сервисов</text:span></text:span></text:p>
      <text:p text:style-name="P3"><text:span text:style-name="Source_20_Text"><text:span text:style-name="T37">│ <text:s text:c="2"/>└── </text:span></text:span><text:span text:style-name="Source_20_Text"><text:span text:style-name="T33">service.proto <text:s text:c="8"/># Определения всех gRPC сервисов и сообщений</text:span></text:span></text:p>
      <text:p text:style-name="P3"><text:span text:style-name="Source_20_Text"><text:span text:style-name="T37">├── </text:span></text:span><text:span text:style-name="Source_20_Text"><text:span text:style-name="T33">pkg/ <text:s text:c="21"/># Общие Go-пакеты (библиотеки)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config/ <text:s text:c="14"/># Управление конфигурацией (через TOML)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logger/ <text:s text:c="14"/># Централизованная реализация логгера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nats/ <text:s text:c="16"/># Обертка для NATS клиента и издателей/подписчиков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postgres/ <text:s text:c="12"/># Помощники для подключения к БД и выполнения запросов</text:span></text:span></text:p>
      <text:p text:style-name="P3"><text:span text:style-name="Source_20_Text"><text:span text:style-name="T37">│ <text:s text:c="2"/>└── </text:span></text:span><text:span text:style-name="Source_20_Text"><text:span text:style-name="T33">telemetry/ <text:s text:c="11"/># Настройка метрик Prometheus</text:span></text:span></text:p>
      <text:p text:style-name="P3"><text:span text:style-name="Source_20_Text"><text:span text:style-name="T37">├── </text:span></text:span><text:span text:style-name="Source_20_Text"><text:span text:style-name="T33">services/ <text:s text:c="16"/># Директория для всех микросервисов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rest-api/ <text:s text:c="12"/># Сервис 1: Веб-приложение и REST API шлюз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receiver/ <text:s text:c="12"/># Сервис 3: Сервис приёма данных</text:span></text:span></text:p>
      <text:p text:style-name="P3"><text:span text:style-name="Source_20_Text"><text:span text:style-name="T37">│ <text:s text:c="2"/>│ <text:s text:c="2"/>├── </text:span></text:span><text:span text:style-name="Source_20_Text"><text:span text:style-name="T33">cmd/</text:span></text:span></text:p>
      <text:p text:style-name="P3"><text:span text:style-name="Source_20_Text"><text:span text:style-name="T37">│ <text:s text:c="2"/>│ <text:s text:c="2"/>│ <text:s text:c="2"/>└── </text:span></text:span><text:span text:style-name="Source_20_Text"><text:span text:style-name="T33">main.go</text:span></text:span></text:p>
      <text:p text:style-name="P3"><text:span text:style-name="Source_20_Text"><text:span text:style-name="T37">│ <text:s text:c="2"/>│ <text:s text:c="2"/>├── </text:span></text:span><text:span text:style-name="Source_20_Text"><text:span text:style-name="T33">internal/</text:span></text:span></text:p>
      <text:p text:style-name="P3"><text:span text:style-name="Source_20_Text"><text:span text:style-name="T37">│ <text:s text:c="2"/>│ <text:s text:c="2"/>│ <text:s text:c="2"/>├── </text:span></text:span><text:span text:style-name="Source_20_Text"><text:span text:style-name="T33">handler/</text:span></text:span></text:p>
      <text:p text:style-name="P3"><text:span text:style-name="Source_20_Text"><text:span text:style-name="T37">│ <text:s text:c="2"/>│ <text:s text:c="2"/>│ <text:s text:c="2"/>│ <text:s text:c="2"/>├── </text:span></text:span><text:span text:style-name="Source_20_Text"><text:span text:style-name="T33">arnavi/</text:span></text:span></text:p>
      <text:p text:style-name="P3"><text:span text:style-name="Source_20_Text"><text:span text:style-name="T37">│ <text:s text:c="2"/>│ <text:s text:c="2"/>│ <text:s text:c="2"/>│ <text:s text:c="2"/>├── </text:span></text:span><text:span text:style-name="Source_20_Text"><text:span text:style-name="T33">egts/</text:span></text:span></text:p>
      <text:p text:style-name="P3"><text:span text:style-name="Source_20_Text"><text:span text:style-name="T37">│ <text:s text:c="2"/>│ <text:s text:c="2"/>│ <text:s text:c="2"/>│ <text:s text:c="2"/>└── </text:span></text:span><text:span text:style-name="Source_20_Text"><text:span text:style-name="T33">ndtp/</text:span></text:span></text:p>
      <text:p text:style-name="P3"><text:span text:style-name="Source_20_Text"><text:span text:style-name="T37">│ <text:s text:c="2"/>│ <text:s text:c="2"/>│ <text:s text:c="2"/>├── </text:span></text:span><text:span text:style-name="Source_20_Text"><text:span text:style-name="T33">server/</text:span></text:span></text:p>
      <text:p text:style-name="P3"><text:span text:style-name="Source_20_Text"><text:span text:style-name="T37">│ <text:s text:c="2"/>│ <text:s text:c="2"/>│ <text:s text:c="2"/>└── </text:span></text:span><text:span text:style-name="Source_20_Text"><text:span text:style-name="T33">service/</text:span></text:span></text:p>
      <text:p text:style-name="P3"><text:span text:style-name="Source_20_Text"><text:span text:style-name="T37">│ <text:s text:c="2"/>│ <text:s text:c="2"/>└── </text:span></text:span><text:span text:style-name="Source_20_Text"><text:span text:style-name="T33">configs/</text:span></text:span></text:p>
      <text:p text:style-name="P3"><text:span text:style-name="Source_20_Text"><text:span text:style-name="T37">│ <text:s text:c="2"/>│ <text:s text:c="6"/>└── </text:span></text:span><text:span text:style-name="Source_20_Text"><text:span text:style-name="T33">config.toml <text:s text:c="2"/># Конфигурация в формате TOML</text:span></text:span></text:p>
      <text:p text:style-name="P3"><text:span text:style-name="Source_20_Text"><text:span text:style-name="T37">│ <text:s text:c="2"/>├── </text:span></text:span><text:span text:style-name="Source_20_Text"><text:span text:style-name="T33">writer/ <text:s text:c="14"/># Сервис 4: Сервис записи данных</text:span></text:span></text:p>
      <text:p text:style-name="P3"><text:span text:style-name="Source_20_Text"><text:span text:style-name="T37">│ <text:s text:c="2"/>│ <text:s text:c="2"/>├── </text:span></text:span><text:span text:style-name="Source_20_Text"><text:span text:style-name="T33">cmd/</text:span></text:span></text:p>
      <text:p text:style-name="P3"><text:span text:style-name="Source_20_Text"><text:span text:style-name="T37">│ <text:s text:c="2"/>│ <text:s text:c="2"/>│ <text:s text:c="2"/>└── </text:span></text:span><text:span text:style-name="Source_20_Text"><text:span text:style-name="T33">main.go</text:span></text:span></text:p>
      <text:p text:style-name="P3"><text:span text:style-name="Source_20_Text"><text:span text:style-name="T37">│ <text:s text:c="2"/>│ <text:s text:c="2"/>├── </text:span></text:span><text:span text:style-name="Source_20_Text"><text:span text:style-name="T33">internal/</text:span></text:span></text:p>
      <text:p text:style-name="P3"><text:span text:style-name="Source_20_Text"><text:span text:style-name="T37">│ <text:s text:c="2"/>│ <text:s text:c="2"/>│ <text:s text:c="2"/>├── </text:span></text:span><text:span text:style-name="Source_20_Text"><text:span text:style-name="T33">nats/</text:span></text:span></text:p>
      <text:p text:style-name="P3"><text:span text:style-name="Source_20_Text"><text:span text:style-name="T37">│ <text:s text:c="2"/>│ <text:s text:c="2"/>│ <text:s text:c="2"/>└── </text:span></text:span><text:span text:style-name="Source_20_Text"><text:span text:style-name="T33">postgres/</text:span></text:span></text:p>
      <text:p text:style-name="P3"><text:span text:style-name="Source_20_Text"><text:span text:style-name="T37">│ <text:s text:c="2"/>│ <text:s text:c="2"/>└── </text:span></text:span><text:span text:style-name="Source_20_Text"><text:span text:style-name="T33">configs/</text:span></text:span></text:p>
      <text:p text:style-name="P3"><text:span text:style-name="Source_20_Text"><text:span text:style-name="T37">│ <text:s text:c="2"/>│ <text:s text:c="6"/>└── </text:span></text:span><text:span text:style-name="Source_20_Text"><text:span text:style-name="T33">config.toml</text:span></text:span></text:p>
      <text:p text:style-name="P3"><text:span text:style-name="Source_20_Text"><text:span text:style-name="T37">│ <text:s text:c="2"/>└── </text:span></text:span><text:span text:style-name="Source_20_Text"><text:span text:style-name="T33">retranslator/ <text:s text:c="8"/># Сервис 5: Сервис ретрансляции данных</text:span></text:span></text:p>
      <text:p text:style-name="P3"><text:span text:style-name="Source_20_Text"><text:span text:style-name="T37">│ <text:s text:c="6"/>├── </text:span></text:span><text:span text:style-name="Source_20_Text"><text:span text:style-name="T33">cmd/</text:span></text:span></text:p>
      <text:p text:style-name="P3"><text:span text:style-name="Source_20_Text"><text:span text:style-name="T37">│ <text:s text:c="6"/>│ <text:s text:c="2"/>└── </text:span></text:span><text:span text:style-name="Source_20_Text"><text:span text:style-name="T33">main.go</text:span></text:span></text:p>
      <text:p text:style-name="P3"><text:span text:style-name="Source_20_Text"><text:span text:style-name="T37">│ <text:s text:c="6"/>├── </text:span></text:span><text:span text:style-name="Source_20_Text"><text:span text:style-name="T33">internal/</text:span></text:span></text:p>
      <text:p text:style-name="P3"><text:span text:style-name="Source_20_Text"><text:span text:style-name="T37">│ <text:s text:c="6"/>│ <text:s text:c="2"/>├── </text:span></text:span><text:span text:style-name="Source_20_Text"><text:span text:style-name="T33">postgres/</text:span></text:span></text:p>
      <text:p text:style-name="P3"><text:span text:style-name="Source_20_Text"><text:span text:style-name="T37">│ <text:s text:c="6"/>│ <text:s text:c="2"/>└── </text:span></text:span><text:span text:style-name="Source_20_Text"><text:span text:style-name="T33">sender/</text:span></text:span></text:p>
      <text:p text:style-name="P3"><text:span text:style-name="Source_20_Text"><text:span text:style-name="T37">│ <text:s text:c="6"/>└── </text:span></text:span><text:span text:style-name="Source_20_Text"><text:span text:style-name="T33">configs/</text:span></text:span></text:p>
      <text:p text:style-name="P3"><text:span text:style-name="Source_20_Text"><text:span text:style-name="T37">│ <text:s text:c="10"/>└── </text:span></text:span><text:span text:style-name="Source_20_Text"><text:span text:style-name="T33">config.toml</text:span></text:span></text:p>
      <text:p text:style-name="P3"><text:span text:style-name="Source_20_Text"><text:span text:style-name="T37">├── </text:span></text:span><text:span text:style-name="Source_20_Text"><text:span text:style-name="T33">configs/ <text:s text:c="17"/># Глобальные конфигурации (например, docker-compose)</text:span></text:span></text:p>
      <text:p text:style-name="P3"><text:span text:style-name="Source_20_Text"><text:span text:style-name="T37">│ <text:s text:c="2"/>└── </text:span></text:span><text:span text:style-name="Source_20_Text"><text:span text:style-name="T33">docker-compose.yml</text:span></text:span></text:p>
      <text:p text:style-name="P3"><text:span text:style-name="Source_20_Text"><text:span text:style-name="T37">├── </text:span></text:span><text:span text:style-name="Source_20_Text"><text:span text:style-name="T33">.gitignore</text:span></text:span></text:p>
      <text:p text:style-name="P3"><text:span text:style-name="Source_20_Text"><text:span text:style-name="T37">├── </text:span></text:span><text:span text:style-name="Source_20_Text"><text:span text:style-name="T33">go.mod</text:span></text:span></text:p>
      <text:p text:style-name="P3"><text:span text:style-name="Source_20_Text"><text:span text:style-name="T37">└── </text:span></text:span><text:span text:style-name="Source_20_Text"><text:span text:style-name="T33">README.md</text:span></text:span></text:p>
      <text:p text:style-name="P8"/>
      <text:h text:style-name="P7" text:outline-level="3"><text:soft-page-break/>Детальное описание компонентов</text:h>
      <text:h text:style-name="P1" text:outline-level="4"><text:span text:style-name="T7">1. </text:span><text:span text:style-name="Source_20_Text"><text:span text:style-name="T21">proto/</text:span></text:span><text:span text:style-name="T7"> - gRPC определения сервисов</text:span></text:h>
      <text:p text:style-name="P32">Вся структура gRPC-сервисов и сообщений определена в одном файле. Это централизует управление контрактами между сервисами.</text:p>
      <text:list xml:id="list3637843640" text:style-name="L1">
        <text:list-item>
          <text:p text:style-name="P24"><text:span text:style-name="Strong_20_Emphasis"><text:span text:style-name="Source_20_Text"><text:span text:style-name="T25">proto/service.proto</text:span></text:span></text:span><text:span text:style-name="T7">: Этот файл содержит определения для всех сервисов (</text:span><text:span text:style-name="Source_20_Text"><text:span text:style-name="T21">ReceiverControl</text:span></text:span><text:span text:style-name="T7">, </text:span><text:span text:style-name="Source_20_Text"><text:span text:style-name="T21">WriterControl</text:span></text:span><text:span text:style-name="T7">, </text:span><text:span text:style-name="Source_20_Text"><text:span text:style-name="T21">RetranslatorControl</text:span></text:span><text:span text:style-name="T7">) и общих сообщений.</text:span></text:p>
          <text:p text:style-name="P9">protobuf</text:p>
          <text:p text:style-name="P14"> <text:span text:style-name="T1">Copy Insert Export</text:span></text:p>
          <text:p text:style-name="P17"><text:span text:style-name="Source_20_Text"><text:span text:style-name="T33">syntax = </text:span></text:span><text:span text:style-name="Source_20_Text"><text:span text:style-name="T41">"proto3"</text:span></text:span><text:span text:style-name="Source_20_Text"><text:span text:style-name="T33">;</text:span></text:span></text:p>
          <text:p text:style-name="P20"/>
          <text:p text:style-name="P17"><text:span text:style-name="Source_20_Text"><text:span text:style-name="T45">package</text:span></text:span><text:span text:style-name="Source_20_Text"><text:span text:style-name="T33"> navcontrol.v1;</text:span></text:span></text:p>
          <text:p text:style-name="P17"><text:span text:style-name="Source_20_Text"><text:span text:style-name="T45">option</text:span></text:span><text:span text:style-name="Source_20_Text"><text:span text:style-name="T33"> go_package = </text:span></text:span><text:span text:style-name="Source_20_Text"><text:span text:style-name="T41">"NavControlSystem/proto"</text:span></text:span><text:span text:style-name="Source_20_Text"><text:span text:style-name="T33">;</text:span></text:span></text:p>
          <text:p text:style-name="P20"/>
          <text:p text:style-name="P17"><text:span text:style-name="Source_20_Text"><text:span text:style-name="T49">// --- Общие сообщения ---</text:span></text:span></text:p>
          <text:p text:style-name="P17"><text:span text:style-name="Source_20_Text"><text:span text:style-name="T45">message</text:span></text:span><text:span text:style-name="Source_20_Text"><text:span text:style-name="T53"> </text:span></text:span><text:span text:style-name="Source_20_Text"><text:span text:style-name="T41">LogConfigRequest</text:span></text:span><text:span text:style-name="Source_20_Text"><text:span text:style-name="T53"> </text:span></text:span><text:span text:style-name="Source_20_Text"><text:span text:style-name="T33">{</text:span></text:span></text:p>
          <text:p text:style-name="P17"><text:span text:style-name="Source_20_Text"><text:span text:style-name="T37"><text:s text:c="2"/></text:span></text:span><text:span text:style-name="Source_20_Text"><text:span text:style-name="T45">string</text:span></text:span><text:span text:style-name="Source_20_Text"><text:span text:style-name="T33"> service_name = </text:span></text:span><text:span text:style-name="Source_20_Text"><text:span text:style-name="T53">1</text:span></text:span><text:span text:style-name="Source_20_Text"><text:span text:style-name="T33">;</text:span></text:span></text:p>
          <text:p text:style-name="P17"><text:span text:style-name="Source_20_Text"><text:span text:style-name="T37"><text:s text:c="2"/></text:span></text:span><text:span text:style-name="Source_20_Text"><text:span text:style-name="T45">string</text:span></text:span><text:span text:style-name="Source_20_Text"><text:span text:style-name="T33"> level = </text:span></text:span><text:span text:style-name="Source_20_Text"><text:span text:style-name="T53">2</text:span></text:span><text:span text:style-name="Source_20_Text"><text:span text:style-name="T33">; </text:span></text:span><text:span text:style-name="Source_20_Text"><text:span text:style-name="T49">// "DEBUG", "INFO", "WARN", "ERROR"</text:span></text:span></text:p>
          <text:p text:style-name="P17"><text:span text:style-name="Source_20_Text"><text:span text:style-name="T33">}</text:span></text:span></text:p>
          <text:p text:style-name="P20"/>
          <text:p text:style-name="P17"><text:span text:style-name="Source_20_Text"><text:span text:style-name="T45">message</text:span></text:span><text:span text:style-name="Source_20_Text"><text:span text:style-name="T53"> </text:span></text:span><text:span text:style-name="Source_20_Text"><text:span text:style-name="T41">AckResponse</text:span></text:span><text:span text:style-name="Source_20_Text"><text:span text:style-name="T53"> </text:span></text:span><text:span text:style-name="Source_20_Text"><text:span text:style-name="T33">{</text:span></text:span></text:p>
          <text:p text:style-name="P17"><text:span text:style-name="Source_20_Text"><text:span text:style-name="T37"><text:s text:c="2"/></text:span></text:span><text:span text:style-name="Source_20_Text"><text:span text:style-name="T45">bool</text:span></text:span><text:span text:style-name="Source_20_Text"><text:span text:style-name="T33"> success = </text:span></text:span><text:span text:style-name="Source_20_Text"><text:span text:style-name="T53">1</text:span></text:span><text:span text:style-name="Source_20_Text"><text:span text:style-name="T33">;</text:span></text:span></text:p>
          <text:p text:style-name="P17"><text:span text:style-name="Source_20_Text"><text:span text:style-name="T37"><text:s text:c="2"/></text:span></text:span><text:span text:style-name="Source_20_Text"><text:span text:style-name="T45">string</text:span></text:span><text:span text:style-name="Source_20_Text"><text:span text:style-name="T33"> </text:span></text:span><text:span text:style-name="Source_20_Text"><text:span text:style-name="T45">message</text:span></text:span><text:span text:style-name="Source_20_Text"><text:span text:style-name="T53"> = 2;</text:span></text:span></text:p>
          <text:p text:style-name="P17"><text:span text:style-name="Source_20_Text"><text:span text:style-name="T53">}</text:span></text:span></text:p>
          <text:p text:style-name="P20"/>
          <text:p text:style-name="P17"><text:span text:style-name="Source_20_Text"><text:span text:style-name="T53">// --- Сервис управления </text:span></text:span><text:span text:style-name="Source_20_Text"><text:span text:style-name="T41">RECEIVER</text:span></text:span><text:span text:style-name="Source_20_Text"><text:span text:style-name="T53"> ---</text:span></text:span></text:p>
          <text:p text:style-name="P17"><text:span text:style-name="Source_20_Text"><text:span text:style-name="T53">service ReceiverControl </text:span></text:span><text:span text:style-name="Source_20_Text"><text:span text:style-name="T33">{</text:span></text:span></text:p>
          <text:p text:style-name="P17"><text:span text:style-name="Source_20_Text"><text:span text:style-name="T37"><text:s text:c="2"/></text:span></text:span><text:span text:style-name="Source_20_Text"><text:span text:style-name="T45">rpc</text:span></text:span><text:span text:style-name="Source_20_Text"><text:span text:style-name="T33"> SetLogLevel(LogConfigRequest) </text:span></text:span><text:span text:style-name="Source_20_Text"><text:span text:style-name="T45">returns</text:span></text:span><text:span text:style-name="Source_20_Text"><text:span text:style-name="T33"> (AckResponse);</text:span></text:span></text:p>
          <text:p text:style-name="P17"><text:span text:style-name="Source_20_Text"><text:span text:style-name="T33">}</text:span></text:span></text:p>
          <text:p text:style-name="P20"/>
          <text:p text:style-name="P17"><text:span text:style-name="Source_20_Text"><text:span text:style-name="T49">// --- Сервис управления WRITER ---</text:span></text:span></text:p>
          <text:p text:style-name="P17"><text:span text:style-name="Source_20_Text"><text:span text:style-name="T45">service</text:span></text:span><text:span text:style-name="Source_20_Text"><text:span text:style-name="T53"> </text:span></text:span><text:span text:style-name="Source_20_Text"><text:span text:style-name="T41">WriterControl</text:span></text:span><text:span text:style-name="Source_20_Text"><text:span text:style-name="T53"> </text:span></text:span><text:span text:style-name="Source_20_Text"><text:span text:style-name="T33">{</text:span></text:span></text:p>
          <text:p text:style-name="P17"><text:span text:style-name="Source_20_Text"><text:span text:style-name="T37"><text:s text:c="2"/></text:span></text:span><text:span text:style-name="Source_20_Text"><text:span text:style-name="T45">rpc</text:span></text:span><text:span text:style-name="Source_20_Text"><text:span text:style-name="T33"> SetLogLevel(LogConfigRequest) </text:span></text:span><text:span text:style-name="Source_20_Text"><text:span text:style-name="T45">returns</text:span></text:span><text:span text:style-name="Source_20_Text"><text:span text:style-name="T33"> (AckResponse);</text:span></text:span></text:p>
          <text:p text:style-name="P17"><text:span text:style-name="Source_20_Text"><text:span text:style-name="T33">}</text:span></text:span></text:p>
          <text:p text:style-name="P20"/>
          <text:p text:style-name="P17"><text:span text:style-name="Source_20_Text"><text:span text:style-name="T49">// --- Сервис управления RETRANSLATOR ---</text:span></text:span></text:p>
          <text:p text:style-name="P17"><text:span text:style-name="Source_20_Text"><text:span text:style-name="T45">service</text:span></text:span><text:span text:style-name="Source_20_Text"><text:span text:style-name="T53"> </text:span></text:span><text:span text:style-name="Source_20_Text"><text:span text:style-name="T41">RetranslatorControl</text:span></text:span><text:span text:style-name="Source_20_Text"><text:span text:style-name="T53"> </text:span></text:span><text:span text:style-name="Source_20_Text"><text:span text:style-name="T33">{</text:span></text:span></text:p>
          <text:p text:style-name="P17"><text:span text:style-name="Source_20_Text"><text:span text:style-name="T37"><text:s text:c="2"/></text:span></text:span><text:span text:style-name="Source_20_Text"><text:span text:style-name="T45">rpc</text:span></text:span><text:span text:style-name="Source_20_Text"><text:span text:style-name="T33"> SetLogLevel(LogConfigRequest) </text:span></text:span><text:span text:style-name="Source_20_Text"><text:span text:style-name="T45">returns</text:span></text:span><text:span text:style-name="Source_20_Text"><text:span text:style-name="T33"> (AckResponse);</text:span></text:span></text:p>
          <text:p text:style-name="P17"><text:span text:style-name="Source_20_Text"><text:span text:style-name="T37"><text:s text:c="2"/></text:span></text:span><text:span text:style-name="Source_20_Text"><text:span text:style-name="T49">// Другие методы управления, если нужны</text:span></text:span></text:p>
          <text:p text:style-name="P17"><text:span text:style-name="Source_20_Text"><text:span text:style-name="T33">}</text:span></text:span></text:p>
          <text:p text:style-name="P33">После изменения этого файла, вы можете сгенерировать Go-код для всех сервисов одной командой.</text:p>
        </text:list-item>
      </text:list>
      <text:h text:style-name="P1" text:outline-level="4"><text:span text:style-name="T7">2. </text:span><text:span text:style-name="Source_20_Text"><text:span text:style-name="T21">pkg/</text:span></text:span><text:span text:style-name="T7"> - Общие пакеты (библиотеки)</text:span></text:h>
      <text:p text:style-name="P32">Эта папка содержит переиспользуемый код, который используется несколькими сервисами.</text:p>
      <text:list xml:id="list1054366905" text:style-name="L2">
        <text:list-item>
          <text:p text:style-name="P25"><text:span text:style-name="Strong_20_Emphasis"><text:span text:style-name="Source_20_Text"><text:span text:style-name="T25">config/</text:span></text:span></text:span><text:span text:style-name="T7">: Управление конфигурацией с использованием TOML.</text:span></text:p>
          <text:list>
            <text:list-item>
              <text:p text:style-name="P25"><text:span text:style-name="Source_20_Text"><text:span text:style-name="T21">Load(path string) (*Config, error)</text:span></text:span><text:span text:style-name="T7">: Читает и парсит </text:span><text:span text:style-name="Source_20_Text"><text:span text:style-name="T21">.toml</text:span></text:span><text:span text:style-name="T7"> файл в структуру </text:span><text:span text:style-name="Source_20_Text"><text:span text:style-name="T21">Config</text:span></text:span><text:span text:style-name="T7">.</text:span></text:p>
            </text:list-item>
          </text:list>
        </text:list-item>
        <text:list-item>
          <text:p text:style-name="P25"><text:span text:style-name="Strong_20_Emphasis"><text:span text:style-name="Source_20_Text"><text:span text:style-name="T25">logger/</text:span></text:span></text:span><text:span text:style-name="T7">: Настраиваемый логгер, который пишет в файл. Поддерживает уровни логирования и ежедневную ротацию (например, с помощью библиотеки </text:span><text:span text:style-name="Source_20_Text"><text:span text:style-name="T21">lumberjack</text:span></text:span><text:span text:style-name="T7">).</text:span></text:p>
          <text:list>
            <text:list-item>
              <text:p text:style-name="P25"><text:span text:style-name="Source_20_Text"><text:span text:style-name="T21">NewLogger(cfg LoggerConfig) (*zap.Logger, error)</text:span></text:span><text:span text:style-name="T7">: Инициализирует новый экземпляр логгера.</text:span></text:p>
            </text:list-item>
            <text:list-item>
              <text:p text:style-name="P25"><text:span text:style-name="Source_20_Text"><text:span text:style-name="T21">SetLevel(level string)</text:span></text:span><text:span text:style-name="T7">: Динамически меняет уровень логирования.</text:span></text:p>
            </text:list-item>
          </text:list>
        </text:list-item>
        <text:list-item>
          <text:p text:style-name="P25"><text:span text:style-name="Strong_20_Emphasis"><text:span text:style-name="Source_20_Text"><text:span text:style-name="T25">nats/</text:span></text:span></text:span><text:span text:style-name="T7">: Обертка для NATS клиента.</text:span></text:p>
          <text:list>
            <text:list-item>
              <text:p text:style-name="P25"><text:span text:style-name="Source_20_Text"><text:span text:style-name="T21">NewPublisher(nc *nats.Conn, subject string) Publisher</text:span></text:span><text:span text:style-name="T7">: Создает издателя для указанного топика.</text:span></text:p>
            </text:list-item>
            <text:list-item>
              <text:p text:style-name="P25"><text:span text:style-name="Source_20_Text"><text:span text:style-name="T21">NewSubscriber(nc *nats.Conn, subject string, handler MsgHandler) Subscriber</text:span></text:span><text:span text:style-name="T7">: Создает подписчика.</text:span></text:p>
            </text:list-item>
          </text:list>
        </text:list-item>
        <text:list-item>
          <text:p text:style-name="P25"><text:span text:style-name="Strong_20_Emphasis"><text:span text:style-name="Source_20_Text"><text:span text:style-name="T25">postgres/</text:span></text:span></text:span><text:span text:style-name="T7">: Обрабатывает подключения к базе данных и миграции.</text:span></text:p>
          <text:list>
            <text:list-item>
              <text:p text:style-name="P25"><text:span text:style-name="Source_20_Text"><text:span text:style-name="T21">NewConnection(dsn string) (*sqlx.DB, error)</text:span></text:span><text:span text:style-name="T7">: Подключается к PostgreSQL.</text:span></text:p>
            </text:list-item>
            <text:list-item>
              <text:p text:style-name="P25"><text:soft-page-break/><text:span text:style-name="Source_20_Text"><text:span text:style-name="T21">RunMigrations(db *sqlx.DB) error</text:span></text:span><text:span text:style-name="T7">: Запускает миграции схемы БД (например, с помощью </text:span><text:span text:style-name="Source_20_Text"><text:span text:style-name="T21">golang-migrate</text:span></text:span><text:span text:style-name="T7">).</text:span></text:p>
            </text:list-item>
          </text:list>
        </text:list-item>
        <text:list-item>
          <text:p text:style-name="P25"><text:span text:style-name="Strong_20_Emphasis"><text:span text:style-name="Source_20_Text"><text:span text:style-name="T25">telemetry/</text:span></text:span></text:span><text:span text:style-name="T7">: Инициализирует метрики Prometheus.</text:span></text:p>
          <text:list>
            <text:list-item>
              <text:p text:style-name="P25"><text:span text:style-name="Source_20_Text"><text:span text:style-name="T21">NewMetricsServer(port string) *http.Server</text:span></text:span><text:span text:style-name="T7">: Запускает HTTP-сервер для экспорта метрик.</text:span></text:p>
            </text:list-item>
            <text:list-item>
              <text:p text:style-name="P25"><text:span text:style-name="T7">Предоставляет предопределенные метрики (например, </text:span><text:span text:style-name="Source_20_Text"><text:span text:style-name="T21">RequestCount</text:span></text:span><text:span text:style-name="T7">, </text:span><text:span text:style-name="Source_20_Text"><text:span text:style-name="T21">RequestDuration</text:span></text:span><text:span text:style-name="T7">).</text:span></text:p>
            </text:list-item>
          </text:list>
        </text:list-item>
      </text:list>
      <text:h text:style-name="P1" text:outline-level="4"><text:span text:style-name="T7">3. </text:span><text:span text:style-name="Source_20_Text"><text:span text:style-name="T21">services/</text:span></text:span><text:span text:style-name="T7"> - Микросервисы</text:span></text:h>
      <text:p text:style-name="P4"><text:span text:style-name="T7">Каждый сервис является независимым Go-модулем со своим </text:span><text:span text:style-name="Source_20_Text"><text:span text:style-name="T21">main.go</text:span></text:span><text:span text:style-name="T7"> и внутренней логикой.</text:span></text:p>
      <text:h text:style-name="P2" text:outline-level="5"><text:span text:style-name="T13">а) </text:span><text:span text:style-name="Source_20_Text"><text:span text:style-name="T29">services/rest-api/</text:span></text:span></text:h>
      <text:list xml:id="list3516836460" text:style-name="L3">
        <text:list-item>
          <text:p text:style-name="P26"><text:span text:style-name="Strong_20_Emphasis"><text:span text:style-name="T10">Роль</text:span></text:span><text:span text:style-name="T7">: Основная точка входа для пользователей. Предоставляет веб-интерфейс и REST API. Выступает в качестве шлюза, оркестрируя операции путем вызова других сервисов через gRPC.</text:span></text:p>
        </text:list-item>
        <text:list-item>
          <text:p text:style-name="P26"><text:span text:style-name="Strong_20_Emphasis"><text:span text:style-name="T10">Технологический стек</text:span></text:span><text:span text:style-name="T7">: Go, REST (фреймворк Gin или Echo), gRPC-клиент.</text:span></text:p>
        </text:list-item>
        <text:list-item>
          <text:p text:style-name="P26"><text:span text:style-name="Strong_20_Emphasis"><text:span text:style-name="T10">Эндпоинты</text:span></text:span><text:span text:style-name="T7">:</text:span></text:p>
          <text:list>
            <text:list-item>
              <text:p text:style-name="P26"><text:span text:style-name="Source_20_Text"><text:span text:style-name="T21">POST /api/v1/logs/{serviceName}</text:span></text:span><text:span text:style-name="T7">: Вызывает gRPC-метод </text:span><text:span text:style-name="Source_20_Text"><text:span text:style-name="T21">SetLogLevel</text:span></text:span><text:span text:style-name="T7"> у целевого сервиса (</text:span><text:span text:style-name="Source_20_Text"><text:span text:style-name="T21">receiver</text:span></text:span><text:span text:style-name="T7">, </text:span><text:span text:style-name="Source_20_Text"><text:span text:style-name="T21">writer</text:span></text:span><text:span text:style-name="T7">, </text:span><text:span text:style-name="Source_20_Text"><text:span text:style-name="T21">retranslator</text:span></text:span><text:span text:style-name="T7">).</text:span></text:p>
            </text:list-item>
            <text:list-item>
              <text:p text:style-name="P26"><text:span text:style-name="Source_20_Text"><text:span text:style-name="T21">GET /api/v1/controller/smType</text:span></text:span><text:span text:style-name="T7">: Эндпоинт для получения типов сервисов или конфигураций.</text:span></text:p>
            </text:list-item>
          </text:list>
        </text:list-item>
        <text:list-item>
          <text:p text:style-name="P26"><text:span text:style-name="Strong_20_Emphasis"><text:span text:style-name="T10">Структура</text:span></text:span><text:span text:style-name="T7">:</text:span></text:p>
          <text:list>
            <text:list-item>
              <text:p text:style-name="P26"><text:span text:style-name="Source_20_Text"><text:span text:style-name="T21">cmd/main.go</text:span></text:span><text:span text:style-name="T7">: Точка входа. Инициализирует REST-сервер, gRPC-клиенты к другим сервисам, логгер и метрики.</text:span></text:p>
            </text:list-item>
            <text:list-item>
              <text:p text:style-name="P26"><text:span text:style-name="Source_20_Text"><text:span text:style-name="T21">internal/handlers/</text:span></text:span><text:span text:style-name="T7">: Содержит обработчики HTTP-запросов для REST API.</text:span></text:p>
            </text:list-item>
            <text:list-item>
              <text:p text:style-name="P26"><text:span text:style-name="Source_20_Text"><text:span text:style-name="T21">internal/grpc_clients/</text:span></text:span><text:span text:style-name="T7">: Управляет подключениями и клиентами к другим gRPC-сервисам.</text:span></text:p>
            </text:list-item>
          </text:list>
        </text:list-item>
      </text:list>
      <text:h text:style-name="P2" text:outline-level="5"><text:span text:style-name="T13">б) </text:span><text:span text:style-name="Source_20_Text"><text:span text:style-name="T29">services/receiver/</text:span></text:span></text:h>
      <text:list xml:id="list1020235152" text:style-name="L4">
        <text:list-item>
          <text:p text:style-name="P27"><text:span text:style-name="Strong_20_Emphasis"><text:span text:style-name="T10">Роль</text:span></text:span><text:span text:style-name="T7">: Слушает данные от трекинговых устройств по TCP, парсит их в соответствии с различными протоколами (Arnavi, EGTS, NDTP) и публикует структурированные данные в NATS.</text:span></text:p>
        </text:list-item>
        <text:list-item>
          <text:p text:style-name="P27"><text:span text:style-name="Strong_20_Emphasis"><text:span text:style-name="T10">Технологический стек</text:span></text:span><text:span text:style-name="T7">: Go, gRPC-сервер, NATS-издатель, TCP-сервер.</text:span></text:p>
        </text:list-item>
        <text:list-item>
          <text:p text:style-name="P27"><text:span text:style-name="Strong_20_Emphasis"><text:span text:style-name="T10">Ключевые компоненты</text:span></text:span><text:span text:style-name="T7">:</text:span></text:p>
          <text:list>
            <text:list-item>
              <text:p text:style-name="P27"><text:span text:style-name="Strong_20_Emphasis"><text:span text:style-name="T10">gRPC-сервер</text:span></text:span><text:span text:style-name="T7">: Экспонирует сервис </text:span><text:span text:style-name="Source_20_Text"><text:span text:style-name="T21">ReceiverControl</text:span></text:span><text:span text:style-name="T7"> для удаленного управления логированием.</text:span></text:p>
            </text:list-item>
            <text:list-item>
              <text:p text:style-name="P27"><text:span text:style-name="Strong_20_Emphasis"><text:span text:style-name="T10">TCP-сервер</text:span></text:span><text:span text:style-name="T7">: Слушает на настраиваемом порту входящие подключения от устройств.</text:span></text:p>
            </text:list-item>
            <text:list-item>
              <text:p text:style-name="P27"><text:span text:style-name="Strong_20_Emphasis"><text:span text:style-name="T10">Обработчики протоколов</text:span></text:span><text:span text:style-name="T7">: Отдельный пакет для каждого протокола (</text:span><text:span text:style-name="Source_20_Text"><text:span text:style-name="T21">internal/handler/arnavi/</text:span></text:span><text:span text:style-name="T7">, </text:span><text:span text:style-name="Source_20_Text"><text:span text:style-name="T21">internal/handler/egts/</text:span></text:span><text:span text:style-name="T7">, и т.д.). Каждый обработчик реализует общий интерфейс:</text:span></text:p>
              <text:p text:style-name="P10">go</text:p>
              <text:p text:style-name="P15"> <text:span text:style-name="T1">Copy Insert Export</text:span></text:p>
              <text:p text:style-name="P18"><text:span text:style-name="Source_20_Text"><text:span text:style-name="T45">type</text:span></text:span><text:span text:style-name="Source_20_Text"><text:span text:style-name="T33"> ProtocolHandler </text:span></text:span><text:span text:style-name="Source_20_Text"><text:span text:style-name="T45">interface</text:span></text:span><text:span text:style-name="Source_20_Text"><text:span text:style-name="T33"> {</text:span></text:span></text:p>
              <text:p text:style-name="P18"><text:span text:style-name="Source_20_Text"><text:span text:style-name="T37"><text:s text:c="2"/></text:span></text:span><text:span text:style-name="Source_20_Text"><text:span text:style-name="T33">Authorize(data []</text:span></text:span><text:span text:style-name="Source_20_Text"><text:span text:style-name="T45">byte</text:span></text:span><text:span text:style-name="Source_20_Text"><text:span text:style-name="T33">) (deviceID </text:span></text:span><text:span text:style-name="Source_20_Text"><text:span text:style-name="T45">string</text:span></text:span><text:span text:style-name="Source_20_Text"><text:span text:style-name="T33">, err error)</text:span></text:span></text:p>
              <text:p text:style-name="P18"><text:span text:style-name="Source_20_Text"><text:span text:style-name="T37"><text:s text:c="2"/></text:span></text:span><text:span text:style-name="Source_20_Text"><text:span text:style-name="T33">ParseData(data []</text:span></text:span><text:span text:style-name="Source_20_Text"><text:span text:style-name="T45">byte</text:span></text:span><text:span text:style-name="Source_20_Text"><text:span text:style-name="T33">) (*NavigationData, error)</text:span></text:span></text:p>
              <text:p text:style-name="P18"><text:span text:style-name="Source_20_Text"><text:span text:style-name="T37"><text:s text:c="2"/></text:span></text:span><text:span text:style-name="Source_20_Text"><text:span text:style-name="T33">FormatCommand(command Command) []</text:span></text:span><text:span text:style-name="Source_20_Text"><text:span text:style-name="T45">byte</text:span></text:span></text:p>
              <text:p text:style-name="P18"><text:span text:style-name="Source_20_Text"><text:span text:style-name="T33">}</text:span></text:span></text:p>
            </text:list-item>
            <text:list-item>
              <text:p text:style-name="P27"><text:span text:style-name="Strong_20_Emphasis"><text:span text:style-name="T10">Логика сервиса</text:span></text:span><text:span text:style-name="T7">: </text:span><text:span text:style-name="Source_20_Text"><text:span text:style-name="T21">internal/service/receiver.go</text:span></text:span><text:span text:style-name="T7"> оркестрирует процесс:</text:span></text:p>
              <text:list>
                <text:list-item>
                  <text:p text:style-name="P34">Принимает TCP-подключение.</text:p>
                </text:list-item>
                <text:list-item>
                  <text:p text:style-name="P34">Читает начальные данные и пытается идентифицировать протокол.</text:p>
                </text:list-item>
                <text:list-item>
                  <text:p text:style-name="P27"><text:span text:style-name="T7">Использует соответствующий </text:span><text:span text:style-name="Source_20_Text"><text:span text:style-name="T21">ProtocolHandler</text:span></text:span><text:span text:style-name="T7"> для </text:span><text:span text:style-name="Source_20_Text"><text:span text:style-name="T21">Authorize</text:span></text:span><text:span text:style-name="T7"> устройства.</text:span></text:p>
                </text:list-item>
                <text:list-item>
                  <text:p text:style-name="P27"><text:span text:style-name="T7">В цикле читает данные, </text:span><text:span text:style-name="Source_20_Text"><text:span text:style-name="T21">ParseData</text:span></text:span><text:span text:style-name="T7"> их и публикует результат в NATS-топик (например, </text:span><text:span text:style-name="Source_20_Text"><text:span text:style-name="T21">nav.data.raw</text:span></text:span><text:span text:style-name="T7">).</text:span></text:p>
                </text:list-item>
                <text:list-item>
                  <text:p text:style-name="P27"><text:span text:style-name="T7">Слушает отдельный NATS-топик (например, </text:span><text:span text:style-name="Source_20_Text"><text:span text:style-name="T21">nav.commands.{deviceID}</text:span></text:span><text:span text:style-name="T7">) для команд, которые нужно отправить обратно на устройство.</text:span></text:p>
                </text:list-item>
              </text:list>
            </text:list-item>
          </text:list>
        </text:list-item>
      </text:list>
      <text:h text:style-name="P2" text:outline-level="5"><text:span text:style-name="T13">в) </text:span><text:span text:style-name="Source_20_Text"><text:span text:style-name="T29">services/writer/</text:span></text:span></text:h>
      <text:list xml:id="list1692888535" text:style-name="L5">
        <text:list-item>
          <text:p text:style-name="P28"><text:span text:style-name="Strong_20_Emphasis"><text:span text:style-name="T10">Роль</text:span></text:span><text:span text:style-name="T7">: Подписывается на данные из NATS и записывает их в базу данных PostgreSQL.</text:span></text:p>
        </text:list-item>
        <text:list-item>
          <text:p text:style-name="P28"><text:span text:style-name="Strong_20_Emphasis"><text:span text:style-name="T10">Технологический стек</text:span></text:span><text:span text:style-name="T7">: Go, gRPC-сервер, NATS-подписчик, PostgreSQL.</text:span></text:p>
        </text:list-item>
        <text:list-item>
          <text:p text:style-name="P28"><text:span text:style-name="Strong_20_Emphasis"><text:span text:style-name="T10">Ключевые компоненты</text:span></text:span><text:span text:style-name="T7">:</text:span></text:p>
          <text:list>
            <text:list-item>
              <text:p text:style-name="P28"><text:span text:style-name="Strong_20_Emphasis"><text:span text:style-name="T10">gRPC-сервер</text:span></text:span><text:span text:style-name="T7">: Экспонирует сервис </text:span><text:span text:style-name="Source_20_Text"><text:span text:style-name="T21">WriterControl</text:span></text:span><text:span text:style-name="T7"> для управления логированием.</text:span></text:p>
            </text:list-item>
            <text:list-item>
              <text:p text:style-name="P28"><text:span text:style-name="Strong_20_Emphasis"><text:span text:style-name="T10">NATS-подписчик</text:span></text:span><text:span text:style-name="T7">: Подписывается на топик </text:span><text:span text:style-name="Source_20_Text"><text:span text:style-name="T21">nav.data.raw</text:span></text:span><text:span text:style-name="T7">.</text:span></text:p>
            </text:list-item>
            <text:list-item>
              <text:p text:style-name="P28"><text:soft-page-break/><text:span text:style-name="Strong_20_Emphasis"><text:span text:style-name="T10">Логика работы с БД</text:span></text:span><text:span text:style-name="T7">: </text:span><text:span text:style-name="Source_20_Text"><text:span text:style-name="T21">internal/postgres/writer.go</text:span></text:span><text:span text:style-name="T7"> содержит логику для парсинга входящего сообщения и вставки его в правильные таблицы с использованием эффективных пакетных вставок.</text:span></text:p>
            </text:list-item>
            <text:list-item>
              <text:p text:style-name="P28"><text:span text:style-name="Strong_20_Emphasis"><text:span text:style-name="T10">Логика сервиса</text:span></text:span><text:span text:style-name="T7">: </text:span><text:span text:style-name="Source_20_Text"><text:span text:style-name="T21">internal/service/writer.go</text:span></text:span><text:span text:style-name="T7"> соединяет NATS-подписчика и модуль записи в БД. Обеспечивает надежную обработку сообщений и обработку ошибок БД.</text:span></text:p>
            </text:list-item>
          </text:list>
        </text:list-item>
      </text:list>
      <text:h text:style-name="P2" text:outline-level="5"><text:span text:style-name="T13">г) </text:span><text:span text:style-name="Source_20_Text"><text:span text:style-name="T29">services/retranslator/</text:span></text:span></text:h>
      <text:list xml:id="list1563739318" text:style-name="L6">
        <text:list-item>
          <text:p text:style-name="P29"><text:span text:style-name="Strong_20_Emphasis"><text:span text:style-name="T10">Роль</text:span></text:span><text:span text:style-name="T7">: Извлекает данные из PostgreSQL и ретранслирует их на другие внешние серверы.</text:span></text:p>
        </text:list-item>
        <text:list-item>
          <text:p text:style-name="P29"><text:span text:style-name="Strong_20_Emphasis"><text:span text:style-name="T10">Технологический стек</text:span></text:span><text:span text:style-name="T7">: Go, gRPC-сервер, PostgreSQL, HTTP/TCP-клиент.</text:span></text:p>
        </text:list-item>
        <text:list-item>
          <text:p text:style-name="P29"><text:span text:style-name="Strong_20_Emphasis"><text:span text:style-name="T10">Ключевые компоненты</text:span></text:span><text:span text:style-name="T7">:</text:span></text:p>
          <text:list>
            <text:list-item>
              <text:p text:style-name="P29"><text:span text:style-name="Strong_20_Emphasis"><text:span text:style-name="T10">gRPC-сервер</text:span></text:span><text:span text:style-name="T7">: Экспонирует сервис </text:span><text:span text:style-name="Source_20_Text"><text:span text:style-name="T21">RetranslatorControl</text:span></text:span><text:span text:style-name="T7"> для управления логированием.</text:span></text:p>
            </text:list-item>
            <text:list-item>
              <text:p text:style-name="P29"><text:span text:style-name="Strong_20_Emphasis"><text:span text:style-name="T10">Логика работы с БД</text:span></text:span><text:span text:style-name="T7">: </text:span><text:span text:style-name="Source_20_Text"><text:span text:style-name="T21">internal/postgres/fetcher.go</text:span></text:span><text:span text:style-name="T7"> выполняет запросы к БД для получения данных, нуждающихся в ретрансляции (например, по метке времени или статусу).</text:span></text:p>
            </text:list-item>
            <text:list-item>
              <text:p text:style-name="P29"><text:span text:style-name="Strong_20_Emphasis"><text:span text:style-name="T10">Логика отправки</text:span></text:span><text:span text:style-name="T7">: </text:span><text:span text:style-name="Source_20_Text"><text:span text:style-name="T21">internal/sender/sender.go</text:span></text:span><text:span text:style-name="T7"> отвечает за отправку данных на целевой внешний сервер. Он должен быть устойчивым и поддерживать повторные попытки при ошибках.</text:span></text:p>
            </text:list-item>
            <text:list-item>
              <text:p text:style-name="P29"><text:span text:style-name="Strong_20_Emphasis"><text:span text:style-name="T10">Логика сервиса</text:span></text:span><text:span text:style-name="T7">: </text:span><text:span text:style-name="Source_20_Text"><text:span text:style-name="T21">internal/service/retranslator.go</text:span></text:span><text:span text:style-name="T7"> работает по расписанию (например, с помощью </text:span><text:span text:style-name="Source_20_Text"><text:span text:style-name="T21">time.Ticker</text:span></text:span><text:span text:style-name="T7">). Периодически вызывает </text:span><text:span text:style-name="Source_20_Text"><text:span text:style-name="T21">fetcher</text:span></text:span><text:span text:style-name="T7">, затем передает данные </text:span><text:span text:style-name="Source_20_Text"><text:span text:style-name="T21">sender</text:span></text:span><text:span text:style-name="T7">'у и, наконец, обновляет БД, помечая данные как отправленные.</text:span></text:p>
            </text:list-item>
          </text:list>
        </text:list-item>
      </text:list>
      <text:p text:style-name="P8"/>
      <text:h text:style-name="P7" text:outline-level="3">Конфигурация и логирование (Сквозные задачи)</text:h>
      <text:h text:style-name="P6" text:outline-level="4">Логирование</text:h>
      <text:list xml:id="list1855411184" text:style-name="L7">
        <text:list-item>
          <text:p text:style-name="P30"><text:span text:style-name="Strong_20_Emphasis"><text:span text:style-name="T10">Реализация</text:span></text:span><text:span text:style-name="T7">: Все сервисы используют общий пакет </text:span><text:span text:style-name="Source_20_Text"><text:span text:style-name="T21">pkg/logger</text:span></text:span><text:span text:style-name="T7">. Этот пакет использует </text:span><text:span text:style-name="Source_20_Text"><text:span text:style-name="T21">zap</text:span></text:span><text:span text:style-name="T7"> для высокопроизводительного логирования и </text:span><text:span text:style-name="Source_20_Text"><text:span text:style-name="T21">lumberjack</text:span></text:span><text:span text:style-name="T7"> для ротации логов.</text:span></text:p>
        </text:list-item>
        <text:list-item>
          <text:p text:style-name="P30"><text:span text:style-name="Strong_20_Emphasis"><text:span text:style-name="T10">Динамическое управление</text:span></text:span><text:span text:style-name="T7">:</text:span></text:p>
          <text:list>
            <text:list-item>
              <text:p text:style-name="P30"><text:span text:style-name="T7">Сервис </text:span><text:span text:style-name="Source_20_Text"><text:span text:style-name="T21">rest-api</text:span></text:span><text:span text:style-name="T7"> имеет эндпоинт для изменения уровня логирования.</text:span></text:p>
            </text:list-item>
            <text:list-item>
              <text:p text:style-name="P30"><text:span text:style-name="T7">При поступлении запроса (например, </text:span><text:span text:style-name="Source_20_Text"><text:span text:style-name="T21">POST /api/v1/logs/receiver?level=DEBUG</text:span></text:span><text:span text:style-name="T7">), </text:span><text:span text:style-name="Source_20_Text"><text:span text:style-name="T21">rest-api</text:span></text:span><text:span text:style-name="T7"> делает gRPC-вызов методу </text:span><text:span text:style-name="Source_20_Text"><text:span text:style-name="T21">SetLogLevel</text:span></text:span><text:span text:style-name="T7"> сервиса </text:span><text:span text:style-name="Source_20_Text"><text:span text:style-name="T21">receiver</text:span></text:span><text:span text:style-name="T7">.</text:span></text:p>
            </text:list-item>
            <text:list-item>
              <text:p text:style-name="P30"><text:span text:style-name="T7">Сервис </text:span><text:span text:style-name="Source_20_Text"><text:span text:style-name="T21">receiver</text:span></text:span><text:span text:style-name="T7"> получает этот вызов и вызывает метод у своего глобального экземпляра логгера для динамического изменения уровня.</text:span></text:p>
            </text:list-item>
          </text:list>
        </text:list-item>
        <text:list-item>
          <text:p text:style-name="P30"><text:span text:style-name="Strong_20_Emphasis"><text:span text:style-name="T10">Ежедневная ротация</text:span></text:span><text:span text:style-name="T7">: Библиотека </text:span><text:span text:style-name="Source_20_Text"><text:span text:style-name="T21">lumberjack</text:span></text:span><text:span text:style-name="T7"> настраивается на ротацию логов каждый день и хранение определенного количества старых лог-файлов. Это настраивается один раз при инициализации логгера в </text:span><text:span text:style-name="Source_20_Text"><text:span text:style-name="T21">main.go</text:span></text:span><text:span text:style-name="T7"> каждого сервиса.</text:span></text:p>
        </text:list-item>
      </text:list>
      <text:h text:style-name="P6" text:outline-level="4">Конфигурация (в формате TOML)</text:h>
      <text:list xml:id="list1996033817" text:style-name="L8">
        <text:list-item>
          <text:p text:style-name="P31"><text:span text:style-name="Strong_20_Emphasis"><text:span text:style-name="T10">Формат</text:span></text:span><text:span text:style-name="T7">: Каждый сервис имеет свой файл </text:span><text:span text:style-name="Source_20_Text"><text:span text:style-name="T21">configs/config.toml</text:span></text:span><text:span text:style-name="T7"> для специфических настроек.</text:span></text:p>
        </text:list-item>
        <text:list-item>
          <text:p text:style-name="P31"><text:span text:style-name="Strong_20_Emphasis"><text:span text:style-name="T10">Управление</text:span></text:span><text:span text:style-name="T7">: Пакет </text:span><text:span text:style-name="Source_20_Text"><text:span text:style-name="T21">pkg/config</text:span></text:span><text:span text:style-name="T7"> (используя библиотеку, например, </text:span><text:span text:style-name="Source_20_Text"><text:span text:style-name="T21">BurntSushi/toml</text:span></text:span><text:span text:style-name="T7"> или </text:span><text:span text:style-name="Source_20_Text"><text:span text:style-name="T21">Viper</text:span></text:span><text:span text:style-name="T7"> с поддержкой TOML) загружает этот файл и предоставляет объект конфигурации приложению.</text:span></text:p>
        </text:list-item>
        <text:list-item>
          <text:p text:style-name="P31"><text:span text:style-name="Strong_20_Emphasis"><text:span text:style-name="T10">Пример </text:span></text:span><text:span text:style-name="Strong_20_Emphasis"><text:span text:style-name="Source_20_Text"><text:span text:style-name="T25">config.toml</text:span></text:span></text:span><text:span text:style-name="Strong_20_Emphasis"><text:span text:style-name="T10"> для сервиса </text:span></text:span><text:span text:style-name="Strong_20_Emphasis"><text:span text:style-name="Source_20_Text"><text:span text:style-name="T25">receiver</text:span></text:span></text:span><text:span text:style-name="T7">:</text:span></text:p>
          <text:p text:style-name="P11">toml</text:p>
          <text:p text:style-name="P16"> <text:span text:style-name="T1">Copy Insert Export</text:span></text:p>
          <text:p text:style-name="P19"><text:span text:style-name="Source_20_Text"><text:span text:style-name="T49"># Основные настройки сервиса</text:span></text:span></text:p>
          <text:p text:style-name="P19"><text:span text:style-name="Source_20_Text"><text:span text:style-name="T41">[service]</text:span></text:span></text:p>
          <text:p text:style-name="P19"><text:span text:style-name="Source_20_Text"><text:span text:style-name="T57">name</text:span></text:span><text:span text:style-name="Source_20_Text"><text:span text:style-name="T33"> = </text:span></text:span><text:span text:style-name="Source_20_Text"><text:span text:style-name="T41">"receiver-service"</text:span></text:span></text:p>
          <text:p text:style-name="P19"><text:span text:style-name="Source_20_Text"><text:span text:style-name="T57">log_level</text:span></text:span><text:span text:style-name="Source_20_Text"><text:span text:style-name="T33"> = </text:span></text:span><text:span text:style-name="Source_20_Text"><text:span text:style-name="T41">"INFO"</text:span></text:span><text:span text:style-name="Source_20_Text"><text:span text:style-name="T33"> </text:span></text:span><text:span text:style-name="Source_20_Text"><text:span text:style-name="T49"># Уровень логирования по умолчанию</text:span></text:span></text:p>
          <text:p text:style-name="P19"><text:span text:style-name="Source_20_Text"><text:span text:style-name="T57">log_file</text:span></text:span><text:span text:style-name="Source_20_Text"><text:span text:style-name="T33"> = </text:span></text:span><text:span text:style-name="Source_20_Text"><text:span text:style-name="T41">"/var/log/navcontrol/receiver.log"</text:span></text:span><text:span text:style-name="Source_20_Text"><text:span text:style-name="T33"> </text:span></text:span><text:span text:style-name="Source_20_Text"><text:span text:style-name="T49"># Путь к файлу логов</text:span></text:span></text:p>
          <text:p text:style-name="P21"/>
          <text:p text:style-name="P19"><text:span text:style-name="Source_20_Text"><text:span text:style-name="T49"># Настройки gRPC сервера для управления</text:span></text:span></text:p>
          <text:p text:style-name="P19"><text:span text:style-name="Source_20_Text"><text:span text:style-name="T41">[grpc]</text:span></text:span></text:p>
          <text:p text:style-name="P19"><text:span text:style-name="Source_20_Text"><text:span text:style-name="T57">management_port</text:span></text:span><text:span text:style-name="Source_20_Text"><text:span text:style-name="T33"> = </text:span></text:span><text:span text:style-name="Source_20_Text"><text:span text:style-name="T41">":50051"</text:span></text:span></text:p>
          <text:p text:style-name="P21"/>
          <text:p text:style-name="P19"><text:span text:style-name="Source_20_Text"><text:span text:style-name="T49"># Настройки мониторинга</text:span></text:span></text:p>
          <text:p text:style-name="P19"><text:span text:style-name="Source_20_Text"><text:span text:style-name="T41">[monitoring]</text:span></text:span></text:p>
          <text:p text:style-name="P19"><text:span text:style-name="Source_20_Text"><text:span text:style-name="T57">prometheus_port</text:span></text:span><text:span text:style-name="Source_20_Text"><text:span text:style-name="T33"> = </text:span></text:span><text:span text:style-name="Source_20_Text"><text:span text:style-name="T41">":9091"</text:span></text:span></text:p>
          <text:p text:style-name="P21"><text:soft-page-break/></text:p>
          <text:p text:style-name="P19"><text:span text:style-name="Source_20_Text"><text:span text:style-name="T49"># Настройки TCP сервера для устройств</text:span></text:span></text:p>
          <text:p text:style-name="P19"><text:span text:style-name="Source_20_Text"><text:span text:style-name="T41">[tcp_server]</text:span></text:span></text:p>
          <text:p text:style-name="P19"><text:span text:style-name="Source_20_Text"><text:span text:style-name="T57">listen_port</text:span></text:span><text:span text:style-name="Source_20_Text"><text:span text:style-name="T33"> = </text:span></text:span><text:span text:style-name="Source_20_Text"><text:span text:style-name="T41">":8080"</text:span></text:span></text:p>
          <text:p text:style-name="P21"/>
          <text:p text:style-name="P19"><text:span text:style-name="Source_20_Text"><text:span text:style-name="T49"># Настройки NATS</text:span></text:span></text:p>
          <text:p text:style-name="P19"><text:span text:style-name="Source_20_Text"><text:span text:style-name="T41">[nats]</text:span></text:span></text:p>
          <text:p text:style-name="P19"><text:span text:style-name="Source_20_Text"><text:span text:style-name="T57">url</text:span></text:span><text:span text:style-name="Source_20_Text"><text:span text:style-name="T33"> = </text:span></text:span><text:span text:style-name="Source_20_Text"><text:span text:style-name="T41">"nats://nats:4222"</text:span></text:span></text:p>
          <text:p text:style-name="P19"><text:span text:style-name="Source_20_Text"><text:span text:style-name="T57">data_subject</text:span></text:span><text:span text:style-name="Source_20_Text"><text:span text:style-name="T33"> = </text:span></text:span><text:span text:style-name="Source_20_Text"><text:span text:style-name="T41">"nav.data.raw"</text:span></text:span></text:p>
          <text:p text:style-name="P19"><text:span text:style-name="Source_20_Text"><text:span text:style-name="T57">command_subject_prefix</text:span></text:span><text:span text:style-name="Source_20_Text"><text:span text:style-name="T33"> = </text:span></text:span><text:span text:style-name="Source_20_Text"><text:span text:style-name="T41">"nav.commands"</text:span></text:span></text:p>
        </text:list-item>
      </text:list>
      <text:h text:style-name="P1" text:outline-level="4"><text:span text:style-name="T7">Развертывание (Пример </text:span><text:span text:style-name="Source_20_Text"><text:span text:style-name="T21">docker-compose.yml</text:span></text:span><text:span text:style-name="T7">)</text:span></text:h>
      <text:p text:style-name="P4"><text:span text:style-name="T7">Файл </text:span><text:span text:style-name="Source_20_Text"><text:span text:style-name="T21">configs/docker-compose.yml</text:span></text:span><text:span text:style-name="T7"> определяет все сервисы, сервер NATS и базу данных PostgreSQL, позволяя развернуть всю систему одной командой.</text:span></text:p>
      <text:p text:style-name="P12">yaml</text:p>
      <text:p text:style-name="P13"> <text:span text:style-name="T62">Copy Insert Export</text:span></text:p>
      <text:p text:style-name="P3"><text:span text:style-name="Source_20_Text"><text:span text:style-name="T57">version:</text:span></text:span><text:span text:style-name="Source_20_Text"><text:span text:style-name="T33"> </text:span></text:span><text:span text:style-name="Source_20_Text"><text:span text:style-name="T41">'3.8'</text:span></text:span></text:p>
      <text:p text:style-name="P22"/>
      <text:p text:style-name="P3"><text:span text:style-name="Source_20_Text"><text:span text:style-name="T57">services:</text:span></text:span></text:p>
      <text:p text:style-name="P3"><text:span text:style-name="Source_20_Text"><text:span text:style-name="T37"><text:s text:c="2"/></text:span></text:span><text:span text:style-name="Source_20_Text"><text:span text:style-name="T57">nats:</text:span></text:span></text:p>
      <text:p text:style-name="P3"><text:span text:style-name="Source_20_Text"><text:span text:style-name="T37"><text:s text:c="4"/></text:span></text:span><text:span text:style-name="Source_20_Text"><text:span text:style-name="T57">image:</text:span></text:span><text:span text:style-name="Source_20_Text"><text:span text:style-name="T33"> </text:span></text:span><text:span text:style-name="Source_20_Text"><text:span text:style-name="T41">nats:2.9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4222:4222"</text:span></text:span></text:p>
      <text:p text:style-name="P22"/>
      <text:p text:style-name="P3"><text:span text:style-name="Source_20_Text"><text:span text:style-name="T37"><text:s text:c="2"/></text:span></text:span><text:span text:style-name="Source_20_Text"><text:span text:style-name="T57">postgres:</text:span></text:span></text:p>
      <text:p text:style-name="P3"><text:span text:style-name="Source_20_Text"><text:span text:style-name="T37"><text:s text:c="4"/></text:span></text:span><text:span text:style-name="Source_20_Text"><text:span text:style-name="T57">image:</text:span></text:span><text:span text:style-name="Source_20_Text"><text:span text:style-name="T33"> </text:span></text:span><text:span text:style-name="Source_20_Text"><text:span text:style-name="T41">postgres:15</text:span></text:span></text:p>
      <text:p text:style-name="P3"><text:span text:style-name="Source_20_Text"><text:span text:style-name="T37"><text:s text:c="4"/></text:span></text:span><text:span text:style-name="Source_20_Text"><text:span text:style-name="T57">environment:</text:span></text:span></text:p>
      <text:p text:style-name="P3"><text:span text:style-name="Source_20_Text"><text:span text:style-name="T37"><text:s text:c="6"/></text:span></text:span><text:span text:style-name="Source_20_Text"><text:span text:style-name="T57">POSTGRES_USER:</text:span></text:span><text:span text:style-name="Source_20_Text"><text:span text:style-name="T33"> </text:span></text:span><text:span text:style-name="Source_20_Text"><text:span text:style-name="T41">navuser</text:span></text:span></text:p>
      <text:p text:style-name="P3"><text:span text:style-name="Source_20_Text"><text:span text:style-name="T37"><text:s text:c="6"/></text:span></text:span><text:span text:style-name="Source_20_Text"><text:span text:style-name="T57">POSTGRES_PASSWORD:</text:span></text:span><text:span text:style-name="Source_20_Text"><text:span text:style-name="T33"> </text:span></text:span><text:span text:style-name="Source_20_Text"><text:span text:style-name="T41">navpass</text:span></text:span></text:p>
      <text:p text:style-name="P3"><text:span text:style-name="Source_20_Text"><text:span text:style-name="T37"><text:s text:c="6"/></text:span></text:span><text:span text:style-name="Source_20_Text"><text:span text:style-name="T57">POSTGRES_DB:</text:span></text:span><text:span text:style-name="Source_20_Text"><text:span text:style-name="T33"> </text:span></text:span><text:span text:style-name="Source_20_Text"><text:span text:style-name="T41">navdb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5432:5432"</text:span></text:span></text:p>
      <text:p text:style-name="P3"><text:span text:style-name="Source_20_Text"><text:span text:style-name="T37"><text:s text:c="4"/></text:span></text:span><text:span text:style-name="Source_20_Text"><text:span text:style-name="T57">volume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pg_data:/var/lib/postgresql/data</text:span></text:span></text:p>
      <text:p text:style-name="P22"/>
      <text:p text:style-name="P3"><text:span text:style-name="Source_20_Text"><text:span text:style-name="T37"><text:s text:c="2"/></text:span></text:span><text:span text:style-name="Source_20_Text"><text:span text:style-name="T57">rest-api:</text:span></text:span></text:p>
      <text:p text:style-name="P3"><text:span text:style-name="Source_20_Text"><text:span text:style-name="T37"><text:s text:c="4"/></text:span></text:span><text:span text:style-name="Source_20_Text"><text:span text:style-name="T57">build:</text:span></text:span><text:span text:style-name="Source_20_Text"><text:span text:style-name="T33"> </text:span></text:span><text:span text:style-name="Source_20_Text"><text:span text:style-name="T41">./services/rest-api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8080:8080"</text:span></text:span><text:span text:style-name="Source_20_Text"><text:span text:style-name="T33"> </text:span></text:span><text:span text:style-name="Source_20_Text"><text:span text:style-name="T49"># REST API</text:span></text:span></text:p>
      <text:p text:style-name="P3"><text:span text:style-name="Source_20_Text"><text:span text:style-name="T37"><text:s text:c="4"/></text:span></text:span><text:span text:style-name="Source_20_Text"><text:span text:style-name="T57">depends_on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receiver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writer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retranslator</text:span></text:span></text:p>
      <text:p text:style-name="P22"/>
      <text:p text:style-name="P3"><text:span text:style-name="Source_20_Text"><text:span text:style-name="T37"><text:s text:c="2"/></text:span></text:span><text:span text:style-name="Source_20_Text"><text:span text:style-name="T57">receiver:</text:span></text:span></text:p>
      <text:p text:style-name="P3"><text:span text:style-name="Source_20_Text"><text:span text:style-name="T37"><text:s text:c="4"/></text:span></text:span><text:span text:style-name="Source_20_Text"><text:span text:style-name="T57">build:</text:span></text:span><text:span text:style-name="Source_20_Text"><text:span text:style-name="T33"> </text:span></text:span><text:span text:style-name="Source_20_Text"><text:span text:style-name="T41">./services/receiver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50051:50051"</text:span></text:span><text:span text:style-name="Source_20_Text"><text:span text:style-name="T33"> </text:span></text:span><text:span text:style-name="Source_20_Text"><text:span text:style-name="T49"># gRPC управление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9091:9091"</text:span></text:span><text:span text:style-name="Source_20_Text"><text:span text:style-name="T33"> <text:s text:c="2"/></text:span></text:span><text:span text:style-name="Source_20_Text"><text:span text:style-name="T49"># Prometheus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8081:8081"</text:span></text:span><text:span text:style-name="Source_20_Text"><text:span text:style-name="T33"> <text:s text:c="2"/></text:span></text:span><text:span text:style-name="Source_20_Text"><text:span text:style-name="T49"># TCP для устройств</text:span></text:span></text:p>
      <text:p text:style-name="P3"><text:span text:style-name="Source_20_Text"><text:span text:style-name="T37"><text:s text:c="4"/></text:span></text:span><text:span text:style-name="Source_20_Text"><text:span text:style-name="T57">depends_on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nats</text:span></text:span></text:p>
      <text:p text:style-name="P3"><text:span text:style-name="Source_20_Text"><text:span text:style-name="T37"><text:s text:c="4"/></text:span></text:span><text:span text:style-name="Source_20_Text"><text:span text:style-name="T57">volume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./logs:/var/log/navcontrol</text:span></text:span><text:span text:style-name="Source_20_Text"><text:span text:style-name="T33"> </text:span></text:span><text:span text:style-name="Source_20_Text"><text:span text:style-name="T49"># Монтирование тома для логов</text:span></text:span></text:p>
      <text:p text:style-name="P22"/>
      <text:p text:style-name="P3"><text:span text:style-name="Source_20_Text"><text:span text:style-name="T37"><text:s text:c="2"/></text:span></text:span><text:span text:style-name="Source_20_Text"><text:span text:style-name="T57">writer:</text:span></text:span></text:p>
      <text:p text:style-name="P3"><text:span text:style-name="Source_20_Text"><text:span text:style-name="T37"><text:s text:c="4"/></text:span></text:span><text:span text:style-name="Source_20_Text"><text:span text:style-name="T57">build:</text:span></text:span><text:span text:style-name="Source_20_Text"><text:span text:style-name="T33"> </text:span></text:span><text:span text:style-name="Source_20_Text"><text:span text:style-name="T41">./services/writer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50052:50052"</text:span></text:span><text:span text:style-name="Source_20_Text"><text:span text:style-name="T33"> </text:span></text:span><text:span text:style-name="Source_20_Text"><text:span text:style-name="T49"># gRPC управление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9092:9092"</text:span></text:span><text:span text:style-name="Source_20_Text"><text:span text:style-name="T33"> <text:s text:c="2"/></text:span></text:span><text:span text:style-name="Source_20_Text"><text:span text:style-name="T49"># Prometheus</text:span></text:span></text:p>
      <text:p text:style-name="P3"><text:span text:style-name="Source_20_Text"><text:span text:style-name="T37"><text:s text:c="4"/></text:span></text:span><text:span text:style-name="Source_20_Text"><text:span text:style-name="T57">depends_on:</text:span></text:span></text:p>
      <text:p text:style-name="P3"><text:soft-page-break/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nats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postgres</text:span></text:span></text:p>
      <text:p text:style-name="P3"><text:span text:style-name="Source_20_Text"><text:span text:style-name="T37"><text:s text:c="4"/></text:span></text:span><text:span text:style-name="Source_20_Text"><text:span text:style-name="T57">volume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./logs:/var/log/navcontrol</text:span></text:span></text:p>
      <text:p text:style-name="P22"/>
      <text:p text:style-name="P3"><text:span text:style-name="Source_20_Text"><text:span text:style-name="T37"><text:s text:c="2"/></text:span></text:span><text:span text:style-name="Source_20_Text"><text:span text:style-name="T57">retranslator:</text:span></text:span></text:p>
      <text:p text:style-name="P3"><text:span text:style-name="Source_20_Text"><text:span text:style-name="T37"><text:s text:c="4"/></text:span></text:span><text:span text:style-name="Source_20_Text"><text:span text:style-name="T57">build:</text:span></text:span><text:span text:style-name="Source_20_Text"><text:span text:style-name="T33"> </text:span></text:span><text:span text:style-name="Source_20_Text"><text:span text:style-name="T41">./services/retranslator</text:span></text:span></text:p>
      <text:p text:style-name="P3"><text:span text:style-name="Source_20_Text"><text:span text:style-name="T37"><text:s text:c="4"/></text:span></text:span><text:span text:style-name="Source_20_Text"><text:span text:style-name="T57">port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50053:50053"</text:span></text:span><text:span text:style-name="Source_20_Text"><text:span text:style-name="T33"> </text:span></text:span><text:span text:style-name="Source_20_Text"><text:span text:style-name="T49"># gRPC управление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"9093:9093"</text:span></text:span><text:span text:style-name="Source_20_Text"><text:span text:style-name="T33"> <text:s text:c="2"/></text:span></text:span><text:span text:style-name="Source_20_Text"><text:span text:style-name="T49"># Prometheus</text:span></text:span></text:p>
      <text:p text:style-name="P3"><text:span text:style-name="Source_20_Text"><text:span text:style-name="T37"><text:s text:c="4"/></text:span></text:span><text:span text:style-name="Source_20_Text"><text:span text:style-name="T57">depends_on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postgres</text:span></text:span></text:p>
      <text:p text:style-name="P3"><text:span text:style-name="Source_20_Text"><text:span text:style-name="T37"><text:s text:c="4"/></text:span></text:span><text:span text:style-name="Source_20_Text"><text:span text:style-name="T57">volumes:</text:span></text:span></text:p>
      <text:p text:style-name="P3"><text:span text:style-name="Source_20_Text"><text:span text:style-name="T37"><text:s text:c="6"/></text:span></text:span><text:span text:style-name="Source_20_Text"><text:span text:style-name="T61">-</text:span></text:span><text:span text:style-name="Source_20_Text"><text:span text:style-name="T33"> </text:span></text:span><text:span text:style-name="Source_20_Text"><text:span text:style-name="T41">./logs:/var/log/navcontrol</text:span></text:span></text:p>
      <text:p text:style-name="P22"/>
      <text:p text:style-name="P3"><text:span text:style-name="Source_20_Text"><text:span text:style-name="T57">volumes:</text:span></text:span></text:p>
      <text:p text:style-name="P3"><text:span text:style-name="Source_20_Text"><text:span text:style-name="T37"><text:s text:c="2"/></text:span></text:span><text:span text:style-name="Source_20_Text"><text:span text:style-name="T57">pg_data:</text:span></text:span></text:p>
      <text:p text:style-name="P32">Эта структура предоставляет надежную основу для вашего проекта, способствуя написанию чистого кода, повторному использованию компонентов и легкому управлению сложной микросервисной системой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29:56.319409940</meta:creation-date>
    <dc:date>2025-08-28T15:46:42.080353310</dc:date>
    <meta:editing-duration>PT2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46" meta:word-count="1432" meta:character-count="11244" meta:non-whitespace-character-count="9474"/>
  </office:meta>
</office:document-meta>
</file>